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1.045cm" fo:min-width="0cm" fo:padding-top="0.141cm" fo:padding-bottom="0.141cm" fo:padding-left="0.266cm" fo:padding-right="0.266cm"/>
    </style:style>
    <style:style style:name="gr2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0cm" fo:min-width="0.112cm" fo:padding-top="0.141cm" fo:padding-bottom="0.141cm" fo:padding-left="0.266cm" fo:padding-right="0.266cm"/>
    </style:style>
    <style:style style:name="gr3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1.046cm" fo:min-width="0cm" fo:padding-top="0.141cm" fo:padding-bottom="0.141cm" fo:padding-left="0.266cm" fo:padding-right="0.266cm" loext:softedge-radius="0cm"/>
    </style:style>
    <style:style style:name="gr4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0cm" fo:min-width="0.192cm" fo:padding-top="0.141cm" fo:padding-bottom="0.141cm" fo:padding-left="0.266cm" fo:padding-right="0.266cm" loext:softedge-radius="0cm"/>
    </style:style>
    <style:style style:name="gr5" style:family="graphic" style:parent-style-name="standard">
      <style:graphic-properties draw:stroke="solid" svg:stroke-width="0.035cm" svg:stroke-color="#395511" draw:marker-start-width="0.252cm" draw:marker-end-width="0.252cm" draw:fill="solid" draw:fill-color="#5eb91e" loext:fill-use-slide-background="false" draw:textarea-horizontal-align="center" draw:textarea-vertical-align="middle" fo:padding-top="0.141cm" fo:padding-bottom="0.141cm" fo:padding-left="0.266cm" fo:padding-right="0.266cm"/>
    </style:style>
    <style:style style:name="gr6" style:family="graphic" style:parent-style-name="standard">
      <style:graphic-properties draw:stroke="solid" svg:stroke-width="0.035cm" svg:stroke-color="#395511" draw:marker-start-width="0.252cm" draw:marker-end-width="0.252cm" draw:fill="solid" draw:fill-color="#ffffff" draw:textarea-horizontal-align="justify" draw:textarea-vertical-align="middle" draw:auto-grow-height="false" fo:min-height="0.056cm" fo:min-width="0cm" fo:padding-top="0.141cm" fo:padding-bottom="0.141cm" fo:padding-left="0.266cm" fo:padding-right="0.266cm" loext:softedge-radius="0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1cm" fo:padding-bottom="0.141cm" fo:padding-left="0.266cm" fo:padding-right="0.266cm" loext:softedge-radius="0cm"/>
    </style:style>
    <style:style style:name="gr8" style:family="graphic" style:parent-style-name="standard">
      <style:graphic-properties draw:stroke="solid" svg:stroke-width="0.035cm" svg:stroke-color="#395511" draw:marker-start-width="0.252cm" draw:marker-end-width="0.252cm" draw:fill="solid" draw:fill-color="#ffffff" draw:textarea-horizontal-align="justify" draw:textarea-vertical-align="middle" draw:auto-grow-height="false" fo:min-height="0.056cm" fo:min-width="0cm" fo:padding-top="0.141cm" fo:padding-bottom="0.141cm" fo:padding-left="0.266cm" fo:padding-right="0.266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1cm" fo:padding-bottom="0.141cm" fo:padding-left="0.266cm" fo:padding-right="0.266cm"/>
    </style:style>
    <style:style style:name="gr10" style:family="graphic" style:parent-style-name="standard">
      <style:graphic-properties draw:stroke="solid" svg:stroke-width="0.035cm" svg:stroke-color="#000000" draw:marker-start-width="0.331cm" draw:marker-end-width="0.331cm" draw:fill="solid" draw:fill-color="#000000" loext:fill-use-slide-background="false" draw:opacity="100%" draw:textarea-horizontal-align="justify" draw:textarea-vertical-align="middle" draw:auto-grow-height="false" fo:min-height="0.461cm" fo:min-width="0.625cm" fo:padding-top="0.15cm" fo:padding-bottom="0.15cm" fo:padding-left="0.275cm" fo:padding-right="0.275cm" draw:shadow="hidden"/>
    </style:style>
    <style:style style:name="gr11" style:family="graphic" style:parent-style-name="standard">
      <style:graphic-properties draw:stroke="solid" svg:stroke-width="0.035cm" svg:stroke-color="#395511" draw:marker-start-width="0.252cm" draw:marker-end-width="0.252cm" draw:fill="solid" draw:fill-color="#bbe33d" draw:textarea-horizontal-align="justify" draw:textarea-vertical-align="middle" draw:auto-grow-height="false" fo:min-height="0.702cm" fo:min-width="0.179cm" fo:padding-top="0.141cm" fo:padding-bottom="0.141cm" fo:padding-left="0.266cm" fo:padding-right="0.266cm" draw:shadow="hidden"/>
    </style:style>
    <style:style style:name="gr12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0.123cm" fo:min-width="0.098cm" fo:padding-top="0.141cm" fo:padding-bottom="0.141cm" fo:padding-left="0.266cm" fo:padding-right="0.266cm" draw:shadow="hidden"/>
    </style:style>
    <style:style style:name="gr13" style:family="graphic" style:parent-style-name="standard">
      <style:graphic-properties draw:stroke="none" svg:stroke-width="0cm" draw:marker-start-width="0.306cm" draw:marker-end-width="0.306cm" draw:fill="solid" draw:fill-color="#ffd7d7" draw:opacity="100%" draw:textarea-horizontal-align="center" draw:textarea-vertical-align="middle" fo:padding-top="0.16cm" fo:padding-bottom="0.16cm" fo:padding-left="0.285cm" fo:padding-right="0.285cm"/>
    </style:style>
    <style:style style:name="gr14" style:family="graphic" style:parent-style-name="standard">
      <style:graphic-properties draw:stroke="none" svg:stroke-width="0.035cm" draw:marker-start-width="0.273cm" draw:marker-end-width="0.273cm" draw:fill="solid" draw:fill-color="#666666" draw:opacity="100%" draw:textarea-horizontal-align="center" draw:textarea-vertical-align="middle" fo:padding-top="0.132cm" fo:padding-bottom="0.132cm" fo:padding-left="0.257cm" fo:padding-right="0.257cm"/>
    </style:style>
    <style:style style:name="gr15" style:family="graphic" style:parent-style-name="standard">
      <style:graphic-properties svg:stroke-width="0.035cm" svg:stroke-color="#666666" draw:marker-start-width="0.252cm" draw:marker-end-width="0.252cm" draw:fill-color="#dddddd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472702" draw:marker-start-width="0.252cm" draw:marker-end-width="0.252cm" draw:fill-color="#b47804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5eb91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="solid" draw:fill-color="#bbe33d"/>
      <style:paragraph-properties fo:text-align="center"/>
    </style:style>
    <style:style style:name="P6" style:family="paragraph">
      <loext:graphic-properties draw:fill="solid" draw:fill-color="#ffd7d7" draw:opacity="100%"/>
      <style:paragraph-properties fo:text-align="center"/>
    </style:style>
    <style:style style:name="P7" style:family="paragraph">
      <loext:graphic-properties draw:fill="solid" draw:fill-color="#666666" draw:opacity="100%"/>
      <style:paragraph-properties fo:text-align="center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-color="#b47804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746cm" svg:height="1.877cm" draw:transform="skewX (-0.00104719755119652) rotate (0.784525498771451) translate (-0.132cm 2.3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94cm" svg:height="0.175cm" svg:x="0.809cm" svg:y="3.4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744cm" svg:height="1.876cm" draw:transform="skewX (0.00157079632679499) rotate (0.787318025574642) translate (2.28cm 2.3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cm" svg:height="0.127cm" svg:x="2.493cm" svg:y="3.458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2.396cm" svg:height="2.584cm" svg:x="0.803cm" svg:y="1cm" svg:viewBox="0 0 2397 2585" svg:d="M228 357c7-222 126-348 370-355 199 14 348 133 348 348h37v-2h468c0-215 148-332 347-348 244 7 364 133 370 354 7 237 273 816 222 1134-67 390-370 1095-541 1095h-436v2h-866c-171 0-474-704-541-1097-50-316 215-894 222-1131z">
          <text:p/>
        </draw:path>
        <draw:custom-shape draw:style-name="gr6" draw:text-style-name="P2" draw:layer="layout" svg:width="0.479cm" svg:height="0.476cm" svg:x="2.379cm" svg:y="1.1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11cm" svg:height="0.313cm" svg:x="2.461cm" svg:y="1.27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76cm" svg:height="0.476cm" svg:x="1.142cm" svg:y="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308cm" svg:height="0.313cm" svg:x="1.225cm" svg:y="1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4" draw:layer="layout" svg:width="1.612cm" svg:height="0.418cm" svg:x="1.195cm" svg:y="1.961cm" svg:viewBox="0 0 1613 419" svg:d="M1539 151c-35 42-82 79-135 113-53 33-113 59-177 84-128 46-272 71-421 71-148 0-294-25-423-71-62-25-122-51-175-84-53-34-97-71-137-113-29-34-53-67-71-102l35-49c18 40 45 78 78 113 33 38 75 73 124 104 51 31 104 58 166 80 122 44 261 68 403 68s282-24 403-68c60-22 116-49 167-80 48-31 88-66 124-104 33-35 57-73 75-113l38 51c-20 33-45 66-74 100z">
          <text:p/>
        </draw:path>
        <draw:path draw:style-name="gr11" draw:text-style-name="P5" draw:layer="layout" svg:width="0.994cm" svg:height="0.934cm" svg:x="1.503cm" svg:y="2.65cm" svg:viewBox="0 0 995 935" svg:d="M496 0c89 0 175 22 250 66 76 45 138 107 182 182s67 162 67 248v284c0 53-9 104-25 153h-257v2h-689c-15-49-24-102-24-155v-284c0-86 22-173 66-248 45-75 107-137 182-182 75-44 162-66 248-66z">
          <text:p/>
        </draw:path>
        <draw:path draw:style-name="gr12" draw:text-style-name="P1" draw:layer="layout" svg:width="0.876cm" svg:height="0.276cm" svg:x="1.044cm" svg:y="3.308cm" svg:viewBox="0 0 877 277" svg:d="M0 277c0 0 0-2 0-5 0-46 20-95 60-135 37-42 93-75 159-102 67-22 142-35 220-35 77 0 152 13 219 35 66 27 122 60 159 102 40 40 60 89 60 135 0 3 0 5 0 5z">
          <text:p/>
        </draw:path>
        <draw:path draw:style-name="gr12" draw:text-style-name="P1" draw:layer="layout" svg:width="0.876cm" svg:height="0.276cm" svg:x="2.134cm" svg:y="3.308cm" svg:viewBox="0 0 877 277" svg:d="M0 277c0 0 0-2 0-5 0-46 20-95 60-135 37-42 93-75 159-102 67-22 142-35 220-35 77 0 152 13 219 35 66 27 122 60 159 102 40 40 60 89 60 135 0 3 0 5 0 5z">
          <text:p/>
        </draw:path>
        <draw:path draw:style-name="gr13" draw:text-style-name="P6" draw:layer="layout" svg:width="1.411cm" svg:height="0.861cm" svg:x="2.314cm" svg:y="1.484cm" svg:viewBox="0 0 1412 862" svg:d="M11 829l-11-34c227-77 460-156 666-259 102-51 197-108 282-173 57-44 109-92 156-144-1-6 0-13 1-20 4-21 15-45 31-69 17-23 39-46 64-66 25-21 53-37 80-48 26-11 52-17 73-16s38 8 48 21c10 12 13 30 10 51-4 21-15 44-32 68s-39 47-64 67-52 37-79 48-52 16-73 16c-4-1-7-1-10-1-48 54-102 103-162 149-88 68-187 127-293 180-209 105-445 185-675 263z">
          <text:p/>
        </draw:path>
        <draw:path draw:style-name="gr14" draw:text-style-name="P7" draw:layer="layout" svg:width="0.281cm" svg:height="0.159cm" svg:x="3.141cm" svg:y="1.056cm" svg:viewBox="0 0 282 160" svg:d="M69 75l3-6c8 5 19 7 28 11 5 2 10 5 14 9 2 2 4 4 5 6 1 3 2 6 2 9 1 1 1 1 1 2 0 2-1 5-2 8-1 2-2 5-3 7-3 5-7 9-12 12-4 4-9 7-14 9-6 2-11 3-16 3-1 0-1 0-2 0-8-1-17-3-25-7-8-3-16-8-23-14-7-7-13-14-18-21-2-4-4-8-5-12s-2-8-2-13c0-2 0-4 1-7 1-6 3-11 5-17 3-5 7-10 11-14 7-9 18-16 29-22 12-6 24-11 37-14 13-2 26-4 39-4 10 0 19 1 28 3s16 5 24 9c7 4 14 9 20 14 12 11 22 25 32 40 19 28 35 61 56 85l-5 5-6 4c-21-24-38-58-57-87-9-13-18-26-30-36-5-5-11-10-17-13s-13-6-20-7c-8-2-16-3-25-3-12 0-24 1-36 4s-23 7-33 12-19 12-26 19c-3 4-6 8-8 12s-4 8-5 13c0 1 0 3 0 4 0 3 0 6 1 9s3 6 4 9c4 6 9 12 15 17s13 9 20 12 13 5 20 6h1c3 0 7-1 11-3 4-1 8-3 11-6 3-2 6-5 8-8 1-1 1-3 2-4 0-2 1-3 1-4s0-1 0-1c-1-1-1-2-1-3-1-1-2-2-3-3-2-3-6-4-10-6-10-4-21-7-29-12z">
          <text:p/>
        </draw:path>
        <draw:path draw:style-name="gr15" draw:text-style-name="P8" draw:layer="layout" svg:width="0.208cm" svg:height="0.483cm" svg:x="3.513cm" svg:y="0.755cm" svg:viewBox="0 0 209 484" svg:d="M17 484c-16-104-23-183-9-296 11-70 50-165 131-187 47-12 81 61 68 131-23 135-66 257-190 352z">
          <text:p/>
        </draw:path>
        <draw:path draw:style-name="gr15" draw:text-style-name="P8" draw:layer="layout" svg:width="0.208cm" svg:height="0.483cm" draw:transform="rotate (-0.436332312998582) translate (3.72030794994754cm 0.79387532999074cm)" svg:viewBox="0 0 209 484" svg:d="M17 484c-16-104-23-183-9-296 11-70 50-165 131-187 47-12 81 61 68 131-23 135-66 257-190 352z">
          <text:p/>
        </draw:path>
        <draw:path draw:style-name="gr16" draw:text-style-name="P9" draw:layer="layout" svg:width="0.492cm" svg:height="0.169cm" svg:x="3.373cm" svg:y="1.189cm" svg:viewBox="0 0 493 170" svg:d="M45 129c-19-6-45-19-45-39-1-43 16-54 54-74 5-3 51-17 57-16 47 8 82 49 126 66 79 30 159 34 245 61 20 6 10 38-3 43-190-30-284-16-434-41z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5:09:33.598704303</meta:creation-date>
    <dc:date>2022-11-24T20:31:43.417102011</dc:date>
    <meta:editing-duration>PT8M12S</meta:editing-duration>
    <meta:editing-cycles>6</meta:editing-cycles>
    <meta:generator>LibreOffice/7.4.0.3$MacOSX_X86_64 LibreOffice_project/f85e47c08ddd19c015c0114a68350214f7066f5a</meta:generator>
    <meta:document-statistic meta:object-count="18"/>
  </office:meta>
</office:document-meta>
</file>